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74328" officeooo:paragraph-rsid="00174328" style:font-weight-asian="bold" style:font-weight-complex="bold"/>
    </style:style>
    <style:style style:name="P3" style:family="paragraph" style:parent-style-name="Standard">
      <style:text-properties fo:font-weight="bold" officeooo:rsid="0017fb21" officeooo:paragraph-rsid="0017fb21" style:font-weight-asian="bold" style:font-weight-complex="bold"/>
    </style:style>
    <style:style style:name="P4" style:family="paragraph" style:parent-style-name="Standard">
      <style:text-properties fo:font-weight="bold" officeooo:rsid="001af44c" officeooo:paragraph-rsid="001af44c" style:font-weight-asian="bold" style:font-weight-complex="bold"/>
    </style:style>
    <style:style style:name="P5" style:family="paragraph" style:parent-style-name="Standard">
      <style:text-properties fo:font-weight="bold" officeooo:rsid="001af44c" officeooo:paragraph-rsid="001ca142" style:font-weight-asian="bold" style:font-weight-complex="bold"/>
    </style:style>
    <style:style style:name="P6" style:family="paragraph" style:parent-style-name="Standard">
      <style:text-properties fo:font-weight="bold" officeooo:rsid="001af44c" officeooo:paragraph-rsid="001cad91" style:font-weight-asian="bold" style:font-weight-complex="bold"/>
    </style:style>
    <style:style style:name="P7" style:family="paragraph" style:parent-style-name="Standard">
      <style:text-properties fo:font-weight="bold" officeooo:rsid="00200845" officeooo:paragraph-rsid="00200845" style:font-weight-asian="bold" style:font-weight-complex="bold"/>
    </style:style>
    <style:style style:name="P8" style:family="paragraph" style:parent-style-name="Standard">
      <style:text-properties fo:font-weight="normal" officeooo:rsid="0017fb21" officeooo:paragraph-rsid="001af44c" style:font-weight-asian="normal" style:font-weight-complex="normal"/>
    </style:style>
    <style:style style:name="P9" style:family="paragraph" style:parent-style-name="Standard">
      <style:text-properties fo:font-weight="normal" officeooo:rsid="001af44c" officeooo:paragraph-rsid="001af44c" style:font-weight-asian="normal" style:font-weight-complex="normal"/>
    </style:style>
    <style:style style:name="P10" style:family="paragraph" style:parent-style-name="Standard">
      <style:text-properties fo:font-weight="normal" officeooo:rsid="001cad91" officeooo:paragraph-rsid="001cad91" style:font-weight-asian="normal" style:font-weight-complex="normal"/>
    </style:style>
    <style:style style:name="P11" style:family="paragraph" style:parent-style-name="Standard">
      <style:text-properties fo:font-weight="normal" officeooo:rsid="001cad91" officeooo:paragraph-rsid="001edc35" style:font-weight-asian="normal" style:font-weight-complex="normal"/>
    </style:style>
    <style:style style:name="P12" style:family="paragraph" style:parent-style-name="Standard">
      <style:text-properties officeooo:paragraph-rsid="0015ecb6"/>
    </style:style>
    <style:style style:name="P13" style:family="paragraph" style:parent-style-name="Standard">
      <style:text-properties officeooo:paragraph-rsid="0016b685"/>
    </style:style>
    <style:style style:name="T1" style:family="text">
      <style:text-properties officeooo:rsid="001402b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d058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tab/><text:tab/><text:tab/><text:tab/><text:tab/><text:span text:style-name="T1">SVMs</text:span></text:p>
      <text:p text:style-name="P1"/>
      <text:p text:style-name="P12"><text:span text:style-name="T3">Maximum Margin Hyperplanes - </text:span>Margin of a separating hyperplane: minimum distance of any datapoint to the hyperplane </text:p>
      <text:p text:style-name="P12">◮ Maximum-margin hyperplane: hyperplane with maximum margin. </text:p>
      <text:p text:style-name="P13">◮ For Max-margin hyperplane: </text:p>
      <text:p text:style-name="P13">◮ minimum distance of point from green class to hyperplane = minimum distance of point from blue class to hyperplane </text:p>
      <text:p text:style-name="P13">◮ there are datapoint in both classes whose distance to the hyperplane equals the margin. These are the <text:span text:style-name="T2">support vector</text:span>s of the hyperplane</text:p>
      <text:p text:style-name="P13"/>
      <text:p text:style-name="P2">SVM learning<text:span text:style-name="T4"> </text:span></text:p>
      <text:p text:style-name="P2"><text:span text:style-name="T4"/></text:p>
      <text:p text:style-name="P2"><text:span text:style-name="T4">The SVM learning problem is solved using the method of Lagrange multipliers.</text:span></text:p>
      <text:p text:style-name="P2"><text:span text:style-name="T4"><text:s/>◮ the solution identifies the support vectors: xi that lie on the margin (= those </text:span>xi<text:span text:style-name="T4"> whose constraint is active at the optimal solution)</text:span></text:p>
      <text:p text:style-name="P2"><text:span text:style-name="T4"><text:s/>◮ the vector </text:span>w<text:span text:style-name="T4"> is a linear combination of support vectors:</text:span></text:p>
      <text:p text:style-name="P2"><text:span text:style-name="T4"/></text:p>
      <text:p text:style-name="P2"><text:span text:style-name="T4">In the Lagrange optimization process: to determine the support vectors xi , the λi and b: the only operations required on data items is to compute dot products xi · xj . </text:span></text:p>
      <text:p text:style-name="P2"><text:span text:style-name="T4">◮ for classification: only need to compute dot products xi · z</text:span></text:p>
      <text:p text:style-name="P2"><text:span text:style-name="T4"/></text:p>
      <text:p text:style-name="P2">Data Transformation</text:p>
      <text:p text:style-name="P2"><text:span text:style-name="T4"/></text:p>
      <text:p text:style-name="P2"><text:span text:style-name="T4">Any mapping φ : R D → R D ′ defines a data transformation that transforms the original data instance x into a transformed data instance φ(x) = (φ1(x), . . . , φD′ (x)).</text:span></text:p>
      <text:p text:style-name="P2"><text:span text:style-name="T4"/></text:p>
      <text:p text:style-name="P2"><text:span text:style-name="T4">The components φi (x) are also called features or basis functions, and RD ′ the feature space of φ.</text:span></text:p>
      <text:p text:style-name="P2"><text:span text:style-name="T4"/></text:p>
      <text:p text:style-name="P3"><text:span text:style-name="T4">But what about </text:span></text:p>
      <text:p text:style-name="P3"><text:span text:style-name="T2"/></text:p>
      <text:p text:style-name="P3">NONlinear SVMs</text:p>
      <text:p text:style-name="P3"/>
      <text:p text:style-name="P3">Problem: <text:span text:style-name="T4">suitable feature spaces may need to be very high-dimensional. That makes computations with transformed vectors φ(x) very expensive.</text:span></text:p>
      <text:p text:style-name="P3"><text:span text:style-name="T4">A dot product φ(x) · φ(x ′ ) may be computed without actually constructing the (high-dimensional) vectors φ(x), φ(x ′ ).</text:span></text:p>
      <text:p text:style-name="P3"><text:span text:style-name="T4"/></text:p>
      <text:p text:style-name="P3"><text:span text:style-name="T4"/></text:p>
      <text:p text:style-name="P8">K(x, x ′ ) = (x · x ′ + 1) 2 is an example of a kernel function</text:p>
      <text:p text:style-name="P8"><text:s/>◮ Kernel functions (short: kernels) can be interpreted as measures of similarity</text:p>
      <text:p text:style-name="P8"/>
      <text:p text:style-name="P8">We obtain the following strategy to construct Kernelized SVM classifiers: </text:p>
      <text:p text:style-name="P8">◮ Given: a classification problem </text:p>
      <text:p text:style-name="P8">◮ Define or Select a similarity function K(x, z) </text:p>
      <text:p text:style-name="P8">◮ Verify that K(x, z) is positive semi-definite </text:p>
      <text:p text:style-name="P8">◮ Learn an SVM using the values K(xi , xj ) in place of dot products xi · xj .</text:p>
      <text:p text:style-name="P8"><text:s/>➥The learning algorithm requires as input only the kernel matrix for the training datapoints x1, . . . , xN .</text:p>
      <text:p text:style-name="P8"/>
      <text:p text:style-name="P8"/>
      <text:p text:style-name="P9"/>
      <text:p text:style-name="P4"><text:soft-page-break/>Constructing Kernels</text:p>
      <text:p text:style-name="P4"/>
      <text:p text:style-name="P4">Basic Kernels<text:span text:style-name="T4"> </text:span></text:p>
      <text:p text:style-name="P4"><text:span text:style-name="T4"/></text:p>
      <text:p text:style-name="P4"><text:span text:style-name="T4">(x · z + 1) p Polynomial Kernel (sklearn: poly) </text:span></text:p>
      <text:p text:style-name="P4"><text:span text:style-name="T4">e −kx−zk/2σ 2 Gaussian kernel (sklearn: rbf) </text:span></text:p>
      <text:p text:style-name="P4"><text:span text:style-name="T4">tanh(κ · x · z − δ)) Hyperbolic tangent (sklearn: sigmoid)</text:span></text:p>
      <text:p text:style-name="P4"><text:span text:style-name="T4"/></text:p>
      <text:p text:style-name="P4">Kernel Building Rules</text:p>
      <text:p text:style-name="P4"/>
      <text:p text:style-name="P4"><text:span text:style-name="T4">◮ q(K(x, x ′ )), where q() is a polynomial with nonnegative coefficients</text:span></text:p>
      <text:p text:style-name="P4"><text:span text:style-name="T4"><text:s/>◮ e^K(x,x ′ )</text:span></text:p>
      <text:p text:style-name="P4"><text:span text:style-name="T4"><text:s/>◮ K(x, x ′ )K ′ (x, x ′ ), where K ′ () is another positive definite kernel <text:s/></text:span></text:p>
      <text:p text:style-name="P4"><text:span text:style-name="T4">◮ K(x,x ′ √ ) K(x,x)K(x ′,x ′ ) : the Normalization of K() (cf. cosine distance measure)</text:span></text:p>
      <text:p text:style-name="P4"><text:span text:style-name="T4"/></text:p>
      <text:p text:style-name="P4"><text:span text:style-name="T4"/></text:p>
      <text:p text:style-name="P4">Kernels for Non Standard Data</text:p>
      <text:p text:style-name="P4"/>
      <text:p text:style-name="P5">Data can consist of </text:p>
      <text:p text:style-name="P5">◮ Strings </text:p>
      <text:p text:style-name="P5">◮ Trees </text:p>
      <text:p text:style-name="P5">◮ Graphs</text:p>
      <text:p text:style-name="P5"/>
      <text:p text:style-name="P5"/>
      <text:p text:style-name="P5"/>
      <text:p text:style-name="P6">SVM + Kernel Functions:</text:p>
      <text:p text:style-name="P6">+ Powerful method for classification</text:p>
      <text:p text:style-name="P6">+ Successful applications, e.g. in bio-informatics</text:p>
      <text:p text:style-name="P6">+ Wide variety of data types and classification problems reduced to a single type of optimization problem</text:p>
      <text:p text:style-name="P6">– Complexity quadratic in number of instances</text:p>
      <text:p text:style-name="P6">– To find the “right” kernel function may need a lot of engineering</text:p>
      <text:p text:style-name="P6"/>
      <text:p text:style-name="P6"/>
      <text:p text:style-name="P10">Let Σ be the alphabet of node labels. The random walk model defines for each graph G a probability distribution pG over Σ∗ . This is the feature vector for the label sequence kernel:</text:p>
      <text:p text:style-name="P7">Label sequence vector check slides</text:p>
      <text:p text:style-name="P7"/>
      <text:p text:style-name="P11">Can be generalized:</text:p>
      <text:p text:style-name="P11"><text:s/>◮ take similarity of different node labels into account (esp. for numeric labels) </text:p>
      <text:p text:style-name="P11">◮ also include edge labe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9T19:03:29.186991860</meta:creation-date>
    <meta:generator>LibreOffice/6.0.7.3$Linux_X86_64 LibreOffice_project/00m0$Build-3</meta:generator>
    <dc:date>2020-05-30T00:42:26.554921380</dc:date>
    <meta:editing-duration>PT26M44S</meta:editing-duration>
    <meta:editing-cycles>2</meta:editing-cycles>
    <meta:document-statistic meta:table-count="0" meta:image-count="0" meta:object-count="0" meta:page-count="2" meta:paragraph-count="53" meta:word-count="584" meta:character-count="3302" meta:non-whitespace-character-count="2736"/>
  </office:meta>
</office:document-meta>
</file>